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8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3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2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6.666cm" svg:height="0.806cm" svg:x="19.567cm" svg:y="18.899cm">
          <draw:text-box>
            <text:p><text:span text:style-name="T4">SW to PS Extension Black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427cm" svg:height="0.683cm" svg:x="12.352cm" svg:y="9.779cm">
          <draw:text-box>
            <text:p><text:span text:style-name="T6">Total L= 260mm</text:span></text:p>
          </draw:text-box>
        </draw:frame>
        <draw:frame draw:style-name="gr17" draw:text-style-name="P9" draw:layer="Labels" svg:width="3.55cm" svg:height="0.827cm" svg:x="3.333cm" svg:y="9.611cm">
          <draw:text-box>
            <text:p><text:span text:style-name="T7">1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1" draw:text-style-name="P11" draw:layer="measurelines" svg:width="2.28cm" svg:height="0.683cm" svg:x="17.944cm" svg:y="9.117cm">
          <draw:text-box>
            <text:p><text:span text:style-name="T9">Strip 5mm</text:span></text:p>
          </draw:text-box>
        </draw:frame>
        <draw:frame draw:style-name="gr22" draw:text-style-name="P11" draw:layer="measurelines" svg:width="2.496cm" svg:height="0.683cm" svg:x="8.33cm" svg:y="9.096cm">
          <draw:text-box>
            <text:p><text:span text:style-name="T9">Strip 5mm</text:span></text:p>
          </draw:text-box>
        </draw:frame>
        <draw:frame draw:style-name="gr23" draw:text-style-name="P12" draw:layer="measurelines" svg:width="4.151cm" svg:height="0.526cm" svg:x="18.886cm" svg:y="20.251cm">
          <draw:text-box>
            <text:p><text:span text:style-name="T10">sw_to_ps_extension_black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13" draw:layer="layout" svg:width="6.111cm" svg:height="0.645cm" svg:x="11.065cm" svg:y="9.144cm">
          <draw:text-box>
            <text:p><text:span text:style-name="T11">[EL-WR0121] – 16awg Black Wire</text:span></text:p>
          </draw:text-box>
        </draw:frame>
        <draw:frame draw:style-name="gr26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7" draw:text-style-name="P1" draw:layer="layout" svg:x1="8.667cm" svg:y1="9.779cm" svg:x2="19.97cm" svg:y2="9.779cm">
          <text:p/>
        </draw:line>
        <draw:frame draw:style-name="gr28" draw:text-style-name="P9" draw:layer="layout" svg:width="3.516cm" svg:height="0.827cm" svg:x="21.425cm" svg:y="9.919cm">
          <draw:text-box>
            <text:p><text:span text:style-name="T7">1x [EL-MS0211]</text:span></text:p>
          </draw:text-box>
        </draw:frame>
        <draw:frame draw:style-name="gr29" draw:text-style-name="P14" draw:layer="layout" svg:width="3.808cm" svg:height="0.962cm" svg:x="13.997cm" svg:y="19.815cm">
          <draw:text-box>
            <text:p>EL-HR0107</text:p>
          </draw:text-box>
        </draw:frame>
        <draw:frame draw:style-name="gr30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1T11:26:21.343580333</dc:date>
    <meta:editing-duration>P21DT4H2M23S</meta:editing-duration>
    <meta:editing-cycles>282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43"/>
  </office:meta>
</office:document-meta>
</file>